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2:15:35.097316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1.1$MacOSX_AARCH64 LibreOffice_project/54047653041915e595ad4e45cccea684809c77b5</meta:generator>
  </office:meta>
</office:document-meta>
</file>